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Subtitle">
      <style:text-properties officeooo:rsid="001f4e9b" officeooo:paragraph-rsid="001f4e9b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Title">
      <style:text-properties fo:language="de" fo:country="DE" officeooo:rsid="001f4e9b" officeooo:paragraph-rsid="001f4e9b"/>
    </style:style>
    <style:style style:name="P4" style:family="paragraph" style:parent-style-name="Subtitle">
      <style:text-properties fo:language="de" fo:country="DE" officeooo:rsid="001f4e9b" officeooo:paragraph-rsid="001f4e9b"/>
    </style:style>
    <style:style style:name="P5" style:family="paragraph" style:parent-style-name="Contents_20_Heading">
      <style:text-properties fo:language="de" fo:country="DE"/>
    </style:style>
    <style:style style:name="P6" style:family="paragraph" style:parent-style-name="Standard">
      <style:text-properties fo:language="de" fo:country="DE" officeooo:paragraph-rsid="001f4e9b" fo:background-color="transparent"/>
    </style:style>
    <style:style style:name="P7" style:family="paragraph" style:parent-style-name="Text_20_body">
      <style:text-properties fo:language="de" fo:country="DE" officeooo:rsid="00268745" officeooo:paragraph-rsid="00268745"/>
    </style:style>
    <style:style style:name="P8" style:family="paragraph" style:parent-style-name="Heading_20_1">
      <style:text-properties fo:language="de" fo:country="DE"/>
    </style:style>
    <style:style style:name="P9" style:family="paragraph" style:parent-style-name="Heading_20_1">
      <style:text-properties fo:language="de" fo:country="DE" officeooo:rsid="002576c4" officeooo:paragraph-rsid="002576c4"/>
    </style:style>
    <style:style style:name="P10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style:font-name="FreeMono" fo:language="de" fo:country="DE" officeooo:paragraph-rsid="00268745" fo:background-color="transparent"/>
    </style:style>
    <style:style style:name="P11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style:font-name="FreeMono" fo:language="zxx" fo:country="none" officeooo:paragraph-rsid="001f4e9b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fo:language="de" fo:country="DE" officeooo:rsid="002576c4" officeooo:paragraph-rsid="0029ebcc"/>
    </style:style>
    <style:style style:name="P13" style:family="paragraph" style:parent-style-name="Text_20_body">
      <style:paragraph-properties fo:text-align="justify" style:justify-single-word="false"/>
      <style:text-properties fo:language="de" fo:country="DE" officeooo:rsid="00251142" officeooo:paragraph-rsid="002576c4" fo:background-color="transparent"/>
    </style:style>
    <style:style style:name="T1" style:family="text">
      <style:text-properties officeooo:rsid="00251142"/>
    </style:style>
    <style:style style:name="T2" style:family="text">
      <style:text-properties officeooo:rsid="001fbed0"/>
    </style:style>
    <style:style style:name="T3" style:family="text">
      <style:text-properties officeooo:rsid="002576c4"/>
    </style:style>
    <style:style style:name="T4" style:family="text">
      <style:text-properties fo:language="en" fo:country="US" officeooo:rsid="002576c4"/>
    </style:style>
    <style:style style:name="T5" style:family="text">
      <style:text-properties fo:language="en" fo:country="US" officeooo:rsid="002d5e69"/>
    </style:style>
    <style:style style:name="T6" style:family="text">
      <style:text-properties fo:color="#cf8e6d" loext:opacity="100%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7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9" style:family="text">
      <style:text-properties fo:color="#b200b2" loext:opacity="100%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0" style:family="text">
      <style:text-properties fo:color="#94558d" loext:opacity="100%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1" style:family="text">
      <style:text-properties fo:color="#8888c6" loext:opacity="100%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2" style:family="text">
      <style:text-properties fo:color="#6aab73" loext:opacity="100%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3" style:family="text">
      <style:text-properties fo:color="#6aab73" loext:opacity="100%" fo:font-size="10pt" fo:language="zxx" fo:country="none" fo:font-style="normal" fo:font-weight="normal" officeooo:rsid="0029ebcc" style:font-size-asian="10pt" style:language-asian="zxx" style:country-asian="none" style:font-style-asian="normal" style:font-weight-asian="normal" style:language-complex="zxx" style:country-complex="none"/>
    </style:style>
    <style:style style:name="T14" style:family="text">
      <style:text-properties fo:color="#6aab73" loext:opacity="100%" fo:font-size="10pt" fo:language="zxx" fo:country="none" fo:font-style="normal" fo:font-weight="normal" fo:background-color="#293c40" loext:char-shading-value="0" style:font-size-asian="10pt" style:language-asian="zxx" style:country-asian="none" style:font-style-asian="normal" style:font-weight-asian="normal" style:language-complex="zxx" style:country-complex="none"/>
    </style:style>
    <style:style style:name="T15" style:family="text">
      <style:text-properties fo:color="#2aacb8" loext:opacity="100%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6" style:family="text">
      <style:text-properties fo:color="#56a8f5" loext:opacity="100%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7" style:family="text">
      <style:text-properties fo:color="#7a7e85" loext:opacity="100%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8" style:family="text">
      <style:text-properties fo:color="#c77dbb" loext:opacity="100%" fo:font-size="10pt" fo:font-style="italic" fo:font-weight="normal" style:font-size-asian="10pt" style:font-style-asian="italic" style:font-weight-asian="normal"/>
    </style:style>
    <style:style style:name="T19" style:family="text">
      <style:text-properties fo:language="zxx" fo:country="none" style:language-asian="zxx" style:country-asian="none" style:language-complex="zxx" style:country-complex="none"/>
    </style:style>
    <style:style style:name="T20" style:family="text">
      <style:text-properties officeooo:rsid="0027f184"/>
    </style:style>
    <style:style style:name="T21" style:family="text">
      <style:text-properties officeooo:rsid="0029ebcc"/>
    </style:style>
    <style:style style:name="T22" style:family="text">
      <style:text-properties officeooo:rsid="002beb36"/>
    </style:style>
    <style:style style:name="T23" style:family="text">
      <style:text-properties officeooo:rsid="002d5e69"/>
    </style:style>
    <style:style style:name="T24" style:family="text">
      <style:text-properties officeooo:rsid="0030adb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reference-mark-start text:name="Aufgabe"/>Aufgabe <text:span text:style-name="T1">3</text:span>: <text:span text:style-name="T1">Zauberschule</text:span><text:reference-mark-end text:name="Aufgabe"/></text:p>
      <text:p text:style-name="P4"><text:span text:style-name="T1">Team</text:span>-ID: <text:span text:style-name="T1">00879</text:span></text:p>
      <text:p text:style-name="P4">Bearbeiter/-in dieser Aufgabe:<text:line-break/><text:span text:style-name="T1">Karl Zschiebsch</text:span></text:p>
      <text:p text:style-name="P1"><text:date style:data-style-name="N46" text:date-value="2023-11-12T11:27:57.729280223" text:fixed="true">12. November 2023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Inhaltsverzeichnis</text:p>
          </text:index-title>
          <text:p text:style-name="P2"><text:a xlink:type="simple" xlink:href="#__RefHeading___Toc2232_4178761632" text:style-name="Index_20_Link" text:visited-style-name="Index_20_Link">Lösungsidee<text:tab/>1</text:a></text:p>
          <text:p text:style-name="P2"><text:a xlink:type="simple" xlink:href="#__RefHeading___Toc2234_4178761632" text:style-name="Index_20_Link" text:visited-style-name="Index_20_Link">Umsetzung<text:tab/>1</text:a></text:p>
          <text:p text:style-name="P2"><text:a xlink:type="simple" xlink:href="#__RefHeading___Toc2236_4178761632" text:style-name="Index_20_Link" text:visited-style-name="Index_20_Link">Beispiele<text:tab/>2</text:a></text:p>
          <text:p text:style-name="P2"><text:a xlink:type="simple" xlink:href="#__RefHeading___Toc2238_4178761632" text:style-name="Index_20_Link" text:visited-style-name="Index_20_Link">Quellcode<text:tab/>2</text:a></text:p>
        </text:index-body>
      </text:table-of-content>
      <text:h text:style-name="P8" text:outline-level="1"><text:bookmark-start text:name="__RefHeading___Toc2232_4178761632"/><text:soft-page-break/>Lösungsidee<text:bookmark-end text:name="__RefHeading___Toc2232_4178761632"/></text:h>
      <text:p text:style-name="P12">Inspiriert wurde die Lösungsidee v<text:span text:style-name="T23">om </text:span><text:span text:style-name="T5">Breath-First Search </text:span><text:span text:style-name="T23">Algorithmus</text:span>. <text:span text:style-name="T23">Dabei wird um</text:span> den kürzesten Weg zu finden,<text:span text:style-name="T21"> </text:span>vom Startfeld ausgehend alle Nachbarn markiert. <text:span text:style-name="T23">Die markierten Felder markieren wiederum ihre Nachbarn. Dies wird solange wiederholt, bis ein</text:span> Feld <text:span text:style-name="T23">das Zielfeld markiert. Dann wird vom Zielfeld zurückverfolgt,</text:span> von welchen Feldern <text:span text:style-name="T23">diese jeweils</text:span> selbst markiert wurde<text:span text:style-name="T23">n</text:span>. Der Weg, der darüber <text:span text:style-name="T23">zurückverfolgt</text:span> wurde, ist der <text:span text:style-name="T23">schnellste</text:span>. <text:span text:style-name="T22">Es wird noch beachtet</text:span>, dass nicht alle Felder “gleichzeitig” ihre Nachbarn markieren, sondern es eine Zeitverzögerung gibt <text:span text:style-name="T22">von 1 bzw. 3 Sekunden gibt</text:span>.</text:p>
      <text:h text:style-name="P9" text:outline-level="1"><text:bookmark-start text:name="__RefHeading___Toc2234_4178761632"/>Umsetzung<text:bookmark-end text:name="__RefHeading___Toc2234_4178761632"/></text:h>
      <text:p text:style-name="P13"/>
      <text:h text:style-name="P8" text:outline-level="1"><text:bookmark-start text:name="__RefHeading___Toc2236_4178761632"/>Beispiele<text:bookmark-end text:name="__RefHeading___Toc2236_4178761632"/></text:h>
      <text:p text:style-name="P7">Unten angefügt sind alle Ergebnisse für die jeweilige Datei<text:span text:style-name="T20">en</text:span>. Die Symbole, um den Weg darzustellen, sind die selben wie in der <text:span text:style-name="T19">README.txt</text:span> beschrieben. Vor dem Weg steht jeweils noch die Zeit, die man für den Weg brauchen würde.</text:p>
      <text:p text:style-name="P11"><text:span text:style-name="T18">zauberschule0.txt</text:span><text:line-break/><text:span text:style-name="T7">( <text:s/>8s) !&gt;&gt;!</text:span><text:line-break/><text:line-break/><text:span text:style-name="T18">zauberschule1.txt</text:span><text:line-break/><text:span text:style-name="T7">( <text:s/>4s) &lt;&lt;^^</text:span><text:line-break/><text:line-break/><text:span text:style-name="T18">zauberschule2.txt</text:span><text:line-break/><text:span text:style-name="T7">( 14s) &gt;&gt;!&gt;&gt;!vv&gt;&gt;</text:span><text:line-break/><text:line-break/><text:span text:style-name="T18">zauberschule3.txt</text:span><text:line-break/><text:span text:style-name="T7">( 28s) vv&gt;&gt;^^&gt;&gt;&gt;&gt;vv&gt;&gt;&gt;&gt;^^&gt;&gt;&gt;&gt;&gt;&gt;^^&gt;&gt;</text:span><text:line-break/><text:line-break/><text:span text:style-name="T18">zauberschule4.txt</text:span><text:line-break/><text:span text:style-name="T7">( 84s) ^!^^^!&lt;&lt;&lt;&lt;&lt;&lt;^^&lt;&lt;&lt;&lt;&lt;&lt;&lt;&lt;vv&lt;&lt;^^&lt;&lt;&lt;&lt;&lt;&lt;&lt;&lt;!^^^^!&lt;&lt;!&lt;&lt;vv&lt;&lt;^^&lt;&lt;vv!&lt;&lt;&lt;&lt;^^&lt;&lt;^^&lt;&lt;&lt;&lt;</text:span><text:line-break/><text:line-break/><text:span text:style-name="T18">zauberschule5.txt</text:span><text:line-break/><text:span text:style-name="T7">(124s) !vv&gt;&gt;vv&gt;&gt;&gt;&gt;&gt;&gt;!&gt;&gt;&gt;&gt;&gt;&gt;&gt;&gt;!vv&gt;&gt;&gt;&gt;&gt;&gt;&gt;&gt;^^^^!^^&gt;&gt;!&gt;&gt;&gt;&gt;&gt;&gt;!^^^^&gt;&gt;^^&gt;&gt;&gt;&gt;^^^^!^^&gt;&gt;^^&gt;&gt;&gt;&gt;&gt;&gt;!vv!vv&gt;&gt;&gt;&gt;&gt;&gt;&gt;&gt;!&gt;&gt;&gt;&gt;&gt;&gt;^^&lt;&lt;</text:span><text:line-break/></text:p>
      <text:p text:style-name="P6"/>
      <text:h text:style-name="P8" text:outline-level="1"><text:bookmark-start text:name="__RefHeading___Toc2238_4178761632"/>Quellcode<text:bookmark-end text:name="__RefHeading___Toc2238_4178761632"/></text:h>
      <text:p text:style-name="P7">Dies ist der Quellcode in Python. Es werden keine Bibliotheken benötigt.</text:p>
      <text:p text:style-name="P10"><text:span text:style-name="T6">class </text:span><text:span text:style-name="T8">Position:</text:span><text:span text:style-name="T19"><text:line-break/><text:line-break/></text:span><text:span text:style-name="T8"> <text:s text:c="3"/></text:span><text:span text:style-name="T6">def </text:span><text:span text:style-name="T9">__init__</text:span><text:span text:style-name="T8">(</text:span><text:span text:style-name="T10">self</text:span><text:span text:style-name="T8">, x: </text:span><text:span text:style-name="T11">int</text:span><text:span text:style-name="T8">, y: </text:span><text:span text:style-name="T11">int</text:span><text:span text:style-name="T8">, z: </text:span><text:span text:style-name="T11">int</text:span><text:span text:style-name="T8">):</text:span><text:span text:style-name="T19"><text:line-break/></text:span><text:span text:style-name="T8"> <text:s text:c="7"/></text:span><text:span text:style-name="T10">self</text:span><text:span text:style-name="T8">.x = x</text:span><text:span text:style-name="T19"><text:line-break/></text:span><text:span text:style-name="T8"> <text:s text:c="7"/></text:span><text:span text:style-name="T10">self</text:span><text:span text:style-name="T8">.y = y</text:span><text:span text:style-name="T19"><text:line-break/></text:span><text:span text:style-name="T8"> <text:s text:c="7"/></text:span><text:span text:style-name="T10">self</text:span><text:span text:style-name="T8">.z = z</text:span><text:span text:style-name="T19"><text:line-break/><text:line-break/></text:span><text:span text:style-name="T8"> <text:s text:c="3"/></text:span><text:span text:style-name="T6">def </text:span><text:span text:style-name="T9">__sub__</text:span><text:span text:style-name="T8">(</text:span><text:span text:style-name="T10">self</text:span><text:span text:style-name="T8">, other: </text:span><text:span text:style-name="T12">'</text:span><text:span text:style-name="T14">Position</text:span><text:span text:style-name="T12">'</text:span><text:span text:style-name="T8">) -&gt; </text:span><text:span text:style-name="T12">'</text:span><text:span text:style-name="T14">Position</text:span><text:span text:style-name="T12">'</text:span><text:span text:style-name="T8">:</text:span><text:span text:style-name="T19"><text:line-break/></text:span><text:span text:style-name="T8"> <text:s text:c="7"/></text:span><text:span text:style-name="T6">return </text:span><text:span text:style-name="T8">Position(</text:span><text:span text:style-name="T10">self</text:span><text:span text:style-name="T8">.x - other.x, </text:span><text:span text:style-name="T10">self</text:span><text:span text:style-name="T8">.y - other.y, </text:span><text:span text:style-name="T10">self</text:span><text:span text:style-name="T8">.z - other.z)</text:span><text:span text:style-name="T19"><text:line-break/></text:span><text:soft-page-break/><text:span text:style-name="T19"><text:line-break/><text:line-break/></text:span><text:span text:style-name="T6">class </text:span><text:span text:style-name="T8">Building:</text:span><text:span text:style-name="T19"><text:line-break/></text:span><text:span text:style-name="T8"> <text:s text:c="3"/></text:span><text:span text:style-name="T6">def </text:span><text:span text:style-name="T9">__init__</text:span><text:span text:style-name="T8">(</text:span><text:span text:style-name="T10">self</text:span><text:span text:style-name="T8">, path: </text:span><text:span text:style-name="T11">str</text:span><text:span text:style-name="T8">):</text:span><text:span text:style-name="T19"><text:line-break/></text:span><text:span text:style-name="T8"> <text:s text:c="7"/></text:span><text:span text:style-name="T10">self</text:span><text:span text:style-name="T8">.fields = [[], []]</text:span><text:span text:style-name="T19"><text:line-break/></text:span><text:span text:style-name="T8"> <text:s text:c="7"/></text:span><text:span text:style-name="T10">self</text:span><text:span text:style-name="T8">.schedule: </text:span><text:span text:style-name="T11">list</text:span><text:span text:style-name="T8">[</text:span><text:span text:style-name="T11">list</text:span><text:span text:style-name="T8">[</text:span><text:span text:style-name="T12">'</text:span><text:span text:style-name="T14">Action</text:span><text:span text:style-name="T12">'</text:span><text:span text:style-name="T8">]] = [[], [], []]</text:span><text:span text:style-name="T19"><text:line-break/></text:span><text:span text:style-name="T8"> <text:s text:c="7"/></text:span><text:span text:style-name="T6">with </text:span><text:span text:style-name="T11">open</text:span><text:span text:style-name="T8">(path, </text:span><text:span text:style-name="T12">'r'</text:span><text:span text:style-name="T8">) </text:span><text:span text:style-name="T6">as </text:span><text:span text:style-name="T8">reader:</text:span><text:span text:style-name="T19"><text:line-break/></text:span><text:span text:style-name="T8"> <text:s text:c="11"/></text:span><text:span text:style-name="T10">self</text:span><text:span text:style-name="T8">.n, </text:span><text:span text:style-name="T10">self</text:span><text:span text:style-name="T8">.m = [</text:span><text:span text:style-name="T11">int</text:span><text:span text:style-name="T8">(v) </text:span><text:span text:style-name="T6">for </text:span><text:span text:style-name="T8">v </text:span><text:span text:style-name="T6">in </text:span><text:span text:style-name="T8">reader.readline().split(</text:span><text:span text:style-name="T12">' '</text:span><text:span text:style-name="T8">)]</text:span><text:span text:style-name="T19"><text:line-break/></text:span><text:span text:style-name="T8"> <text:s text:c="11"/></text:span><text:span text:style-name="T6">for </text:span><text:span text:style-name="T8">z </text:span><text:span text:style-name="T6">in </text:span><text:span text:style-name="T11">range</text:span><text:span text:style-name="T8">(</text:span><text:span text:style-name="T11">len</text:span><text:span text:style-name="T8">(</text:span><text:span text:style-name="T10">self</text:span><text:span text:style-name="T8">.fields)):</text:span><text:span text:style-name="T19"><text:line-break/></text:span><text:span text:style-name="T8"> <text:s text:c="15"/></text:span><text:span text:style-name="T6">for </text:span><text:span text:style-name="T8">y </text:span><text:span text:style-name="T6">in </text:span><text:span text:style-name="T11">range</text:span><text:span text:style-name="T8">(</text:span><text:span text:style-name="T10">self</text:span><text:span text:style-name="T8">.n):</text:span><text:span text:style-name="T19"><text:line-break/></text:span><text:span text:style-name="T8"> <text:s text:c="19"/></text:span><text:span text:style-name="T10">self</text:span><text:span text:style-name="T8">.fields[z].append([])</text:span><text:span text:style-name="T19"><text:line-break/></text:span><text:span text:style-name="T8"> <text:s text:c="19"/></text:span><text:span text:style-name="T6">for </text:span><text:span text:style-name="T8">x </text:span><text:span text:style-name="T6">in </text:span><text:span text:style-name="T11">range</text:span><text:span text:style-name="T8">(</text:span><text:span text:style-name="T10">self</text:span><text:span text:style-name="T8">.m):</text:span><text:span text:style-name="T19"><text:line-break/></text:span><text:span text:style-name="T8"> <text:s text:c="23"/>c = Field(Position(x, y, z), reader.read(</text:span><text:span text:style-name="T15">1</text:span><text:span text:style-name="T8">))</text:span><text:span text:style-name="T19"><text:line-break/></text:span><text:span text:style-name="T8"> <text:s text:c="23"/></text:span><text:span text:style-name="T6">if </text:span><text:span text:style-name="T8">c.is_start():</text:span><text:span text:style-name="T19"><text:line-break/></text:span><text:span text:style-name="T8"> <text:s text:c="27"/></text:span><text:span text:style-name="T10">self</text:span><text:span text:style-name="T8">.start = c</text:span><text:span text:style-name="T19"><text:line-break/></text:span><text:span text:style-name="T8"> <text:s text:c="23"/></text:span><text:span text:style-name="T10">self</text:span><text:span text:style-name="T8">.fields[z][y].append(c)</text:span><text:span text:style-name="T19"><text:line-break/></text:span><text:span text:style-name="T8"> <text:s text:c="19"/>reader.read(</text:span><text:span text:style-name="T15">1</text:span><text:span text:style-name="T8">)</text:span><text:span text:style-name="T19"><text:line-break/></text:span><text:span text:style-name="T8"> <text:s text:c="15"/>reader.read(</text:span><text:span text:style-name="T15">1</text:span><text:span text:style-name="T8">)</text:span><text:span text:style-name="T19"><text:line-break/></text:span><text:span text:style-name="T8"> <text:s text:c="7"/></text:span><text:span text:style-name="T6">if </text:span><text:span text:style-name="T10">self</text:span><text:span text:style-name="T8">.start </text:span><text:span text:style-name="T6">is None</text:span><text:span text:style-name="T8">:</text:span><text:span text:style-name="T19"><text:line-break/></text:span><text:span text:style-name="T8"> <text:s text:c="11"/></text:span><text:span text:style-name="T6">raise </text:span><text:span text:style-name="T11">ValueError</text:span><text:span text:style-name="T8">()</text:span><text:span text:style-name="T19"><text:line-break/><text:line-break/></text:span><text:span text:style-name="T8"> <text:s text:c="3"/></text:span><text:span text:style-name="T6">def </text:span><text:span text:style-name="T16">find_fastest</text:span><text:span text:style-name="T8">(</text:span><text:span text:style-name="T10">self</text:span><text:span text:style-name="T8">) -&gt; </text:span><text:span text:style-name="T11">str</text:span><text:span text:style-name="T8">:</text:span><text:span text:style-name="T19"><text:line-break/></text:span><text:span text:style-name="T8"> <text:s text:c="7"/>Action(building.start).conquer(building)</text:span><text:span text:style-name="T19"><text:line-break/></text:span><text:span text:style-name="T8"> <text:s text:c="7"/></text:span><text:span text:style-name="T6">for </text:span><text:span text:style-name="T8">j </text:span><text:span text:style-name="T6">in </text:span><text:span text:style-name="T11">range</text:span><text:span text:style-name="T8">(</text:span><text:span text:style-name="T15">500</text:span><text:span text:style-name="T8">):</text:span><text:span text:style-name="T19"><text:line-break/></text:span><text:span text:style-name="T8"> <text:s text:c="11"/></text:span><text:span text:style-name="T10">self</text:span><text:span text:style-name="T8">.schedule.append([])</text:span><text:span text:style-name="T19"><text:line-break/></text:span><text:span text:style-name="T8"> <text:s text:c="11"/></text:span><text:span text:style-name="T6">for </text:span><text:span text:style-name="T8">action </text:span><text:span text:style-name="T6">in </text:span><text:span text:style-name="T10">self</text:span><text:span text:style-name="T8">.schedule.pop(</text:span><text:span text:style-name="T15">0</text:span><text:span text:style-name="T8">):</text:span><text:span text:style-name="T19"><text:line-break/></text:span><text:span text:style-name="T8"> <text:s text:c="15"/></text:span><text:span text:style-name="T6">if </text:span><text:span text:style-name="T8">action.target.occupied </text:span><text:span text:style-name="T6">is None</text:span><text:span text:style-name="T8">:</text:span><text:span text:style-name="T19"><text:line-break/></text:span><text:span text:style-name="T8"> <text:s text:c="19"/>action.target.occupied = action.origin</text:span><text:span text:style-name="T19"><text:line-break/></text:span><text:span text:style-name="T8"> <text:s text:c="19"/>action.conquer(building)</text:span><text:span text:style-name="T19"><text:line-break/></text:span><text:span text:style-name="T8"> <text:s text:c="15"/></text:span><text:span text:style-name="T6">if </text:span><text:span text:style-name="T8">action.target.is_end():</text:span><text:span text:style-name="T19"><text:line-break/></text:span><text:span text:style-name="T8"> <text:s text:c="19"/></text:span><text:span text:style-name="T6">return </text:span><text:span text:style-name="T12">f'(</text:span><text:span text:style-name="T6">{</text:span><text:span text:style-name="T8">action.get_runtime()</text:span><text:span text:style-name="T6">:</text:span><text:span text:style-name="T12">3.0f</text:span><text:span text:style-name="T6">}</text:span><text:span text:style-name="T12">s) </text:span><text:span text:style-name="T6">{</text:span><text:span text:style-name="T8">action.traceback()</text:span><text:span text:style-name="T6">}</text:span><text:span text:style-name="T12">'</text:span><text:span text:style-name="T19"><text:line-break/><text:line-break/></text:span><text:span text:style-name="T12"> <text:s text:c="3"/></text:span><text:span text:style-name="T6">def </text:span><text:span text:style-name="T16">is_inside</text:span><text:span text:style-name="T8">(</text:span><text:span text:style-name="T10">self</text:span><text:span text:style-name="T8">, p: Position) -&gt; </text:span><text:span text:style-name="T11">bool</text:span><text:span text:style-name="T8">:</text:span><text:span text:style-name="T19"><text:line-break/></text:span><text:span text:style-name="T8"> <text:s text:c="7"/></text:span><text:span text:style-name="T6">return </text:span><text:span text:style-name="T15">0 </text:span><text:span text:style-name="T8">&lt;= p.x &lt; </text:span><text:span text:style-name="T10">self</text:span><text:span text:style-name="T8">.m </text:span><text:span text:style-name="T6">and </text:span><text:span text:style-name="T15">0 </text:span><text:span text:style-name="T8">&lt;= p.y &lt; </text:span><text:span text:style-name="T10">self</text:span><text:span text:style-name="T8">.n </text:span><text:span text:style-name="T6">and </text:span><text:span text:style-name="T15">0 </text:span><text:span text:style-name="T8">&lt;= p.z &lt;= </text:span><text:span text:style-name="T15">1</text:span><text:span text:style-name="T19"><text:line-break/><text:line-break/></text:span><text:span text:style-name="T15"> <text:s text:c="3"/></text:span><text:span text:style-name="T6">def </text:span><text:span text:style-name="T16">is_available</text:span><text:span text:style-name="T8">(</text:span><text:span text:style-name="T10">self</text:span><text:span text:style-name="T8">, p: Position) -&gt; </text:span><text:span text:style-name="T11">bool</text:span><text:span text:style-name="T8">:</text:span><text:span text:style-name="T19"><text:line-break/></text:span><text:span text:style-name="T8"> <text:s text:c="7"/></text:span><text:span text:style-name="T6">return </text:span><text:span text:style-name="T10">self</text:span><text:span text:style-name="T8">.is_inside(p) </text:span><text:span text:style-name="T6">and </text:span><text:span text:style-name="T10">self</text:span><text:span text:style-name="T8">.get_field(p).is_available()</text:span><text:span text:style-name="T19"><text:line-break/><text:line-break/></text:span><text:span text:style-name="T8"> <text:s text:c="3"/></text:span><text:span text:style-name="T6">def </text:span><text:span text:style-name="T16">get_field</text:span><text:span text:style-name="T8">(</text:span><text:span text:style-name="T10">self</text:span><text:span text:style-name="T8">, p: Position) -&gt; </text:span><text:span text:style-name="T12">'</text:span><text:span text:style-name="T14">Field</text:span><text:span text:style-name="T12">'</text:span><text:span text:style-name="T8">:</text:span><text:span text:style-name="T19"><text:line-break/></text:span><text:span text:style-name="T8"> <text:s text:c="7"/></text:span><text:span text:style-name="T6">if </text:span><text:span text:style-name="T10">self</text:span><text:span text:style-name="T8">.is_inside(p):</text:span><text:span text:style-name="T19"><text:line-break/></text:span><text:span text:style-name="T8"> <text:s text:c="11"/></text:span><text:span text:style-name="T6">return </text:span><text:span text:style-name="T10">self</text:span><text:span text:style-name="T8">.fields[p.z][p.y][p.x]</text:span><text:span text:style-name="T19"><text:line-break/></text:span><text:span text:style-name="T8"> <text:s text:c="7"/></text:span><text:span text:style-name="T6">else</text:span><text:span text:style-name="T8">:</text:span><text:span text:style-name="T19"><text:line-break/></text:span><text:span text:style-name="T8"> <text:s text:c="11"/></text:span><text:span text:style-name="T6">raise </text:span><text:span text:style-name="T11">IndexError</text:span><text:span text:style-name="T8">(</text:span><text:span text:style-name="T12">f'</text:span><text:span text:style-name="T6">{</text:span><text:span text:style-name="T8">p</text:span><text:span text:style-name="T6">}</text:span><text:span text:style-name="T12"> is not in field!'</text:span><text:span text:style-name="T8">)</text:span><text:span text:style-name="T19"><text:line-break/><text:line-break/></text:span><text:span text:style-name="T8"> <text:s text:c="3"/></text:span><text:span text:style-name="T6">def </text:span><text:span text:style-name="T8">__str__(</text:span><text:span text:style-name="T10">self</text:span><text:span text:style-name="T8">) -&gt; </text:span><text:span text:style-name="T11">str</text:span><text:span text:style-name="T8">:</text:span><text:span text:style-name="T19"><text:line-break/></text:span><text:span text:style-name="T8"> <text:s text:c="7"/>build = </text:span><text:span text:style-name="T12">''</text:span><text:span text:style-name="T19"><text:line-break/></text:span><text:span text:style-name="T12"> <text:s text:c="7"/></text:span><text:span text:style-name="T6">for </text:span><text:span text:style-name="T8">z </text:span><text:span text:style-name="T6">in </text:span><text:span text:style-name="T8">range(len(self.fields)):</text:span><text:span text:style-name="T19"><text:line-break/></text:span><text:span text:style-name="T8"> <text:s text:c="11"/></text:span><text:span text:style-name="T6">for </text:span><text:span text:style-name="T8">y </text:span><text:span text:style-name="T6">in </text:span><text:span text:style-name="T8">range(self.n):</text:span><text:span text:style-name="T19"><text:line-break/></text:span><text:span text:style-name="T8"> <text:s text:c="15"/></text:span><text:span text:style-name="T6">for </text:span><text:span text:style-name="T8">x </text:span><text:span text:style-name="T6">in </text:span><text:span text:style-name="T8">range(self.m):</text:span><text:span text:style-name="T19"><text:line-break/></text:span><text:span text:style-name="T8"> <text:s text:c="19"/>build += self.fields[z][y][x].type</text:span><text:span text:style-name="T19"><text:line-break/></text:span><text:span text:style-name="T8"> <text:s text:c="15"/>build += </text:span><text:span text:style-name="T12">'</text:span><text:span text:style-name="T6">\n</text:span><text:span text:style-name="T12">'</text:span><text:span text:style-name="T19"><text:line-break/></text:span><text:span text:style-name="T12"> <text:s text:c="11"/></text:span><text:span text:style-name="T8">build += </text:span><text:span text:style-name="T12">'</text:span><text:span text:style-name="T6">\n</text:span><text:span text:style-name="T12">'</text:span><text:span text:style-name="T19"><text:line-break/></text:span><text:span text:style-name="T12"> <text:s text:c="7"/></text:span><text:span text:style-name="T6">return </text:span><text:span text:style-name="T8">build</text:span><text:span text:style-name="T19"><text:line-break/><text:line-break/><text:line-break/></text:span><text:span text:style-name="T6">class </text:span><text:span text:style-name="T8">Field:</text:span><text:span text:style-name="T19"><text:line-break/></text:span><text:span text:style-name="T8"> <text:s text:c="3"/></text:span><text:span text:style-name="T6">def </text:span><text:span text:style-name="T8">__init__(self, p: Position, t: str):</text:span><text:span text:style-name="T19"><text:line-break/></text:span><text:span text:style-name="T8"> <text:s text:c="7"/></text:span><text:span text:style-name="T6">if </text:span><text:span text:style-name="T8">t == </text:span><text:span text:style-name="T12">'</text:span><text:span text:style-name="T6">\t</text:span><text:span text:style-name="T12">'</text:span><text:span text:style-name="T8">:</text:span><text:span text:style-name="T19"><text:line-break/></text:span><text:span text:style-name="T8"> <text:s text:c="11"/></text:span><text:span text:style-name="T6">raise </text:span><text:span text:style-name="T8">AssertionError(</text:span><text:span text:style-name="T12">f'Invalid typ</text:span><text:span text:style-name="T13">e</text:span><text:span text:style-name="T12"> for </text:span><text:span text:style-name="T6">{</text:span><text:span text:style-name="T8">p</text:span><text:span text:style-name="T6">}</text:span><text:span text:style-name="T12">'</text:span><text:span text:style-name="T8">)</text:span><text:span text:style-name="T19"><text:line-break/></text:span><text:span text:style-name="T8"> <text:s text:c="7"/>self.p = p</text:span><text:span text:style-name="T19"><text:line-break/></text:span><text:span text:style-name="T8"> <text:s text:c="7"/>self.type = t</text:span><text:span text:style-name="T19"><text:line-break/></text:span><text:span text:style-name="T8"> <text:s text:c="7"/>self.occupied = </text:span><text:span text:style-name="T6">None</text:span><text:span text:style-name="T19"><text:line-break/><text:line-break/></text:span><text:span text:style-name="T6"> <text:s text:c="3"/>def </text:span><text:span text:style-name="T8">is_available(self) -&gt; bool:</text:span><text:span text:style-name="T19"><text:line-break/></text:span><text:soft-page-break/><text:span text:style-name="T8"> <text:s text:c="7"/></text:span><text:span text:style-name="T6">return </text:span><text:span text:style-name="T8">(self.is_floor() </text:span><text:span text:style-name="T6">or </text:span><text:span text:style-name="T8">self.is_end()) </text:span><text:span text:style-name="T6">and </text:span><text:span text:style-name="T8">self.occupied </text:span><text:span text:style-name="T6">is None</text:span><text:span text:style-name="T19"><text:line-break/><text:line-break/></text:span><text:span text:style-name="T6"> <text:s text:c="3"/>def </text:span><text:span text:style-name="T8">is_floor(self) -&gt; bool:</text:span><text:span text:style-name="T19"><text:line-break/></text:span><text:span text:style-name="T8"> <text:s text:c="7"/></text:span><text:span text:style-name="T6">return </text:span><text:span text:style-name="T8">self.type == </text:span><text:span text:style-name="T12">'.'</text:span><text:span text:style-name="T19"><text:line-break/><text:line-break/></text:span><text:span text:style-name="T12"> <text:s text:c="3"/></text:span><text:span text:style-name="T6">def </text:span><text:span text:style-name="T8">is_start(self) -&gt; bool:</text:span><text:span text:style-name="T19"><text:line-break/></text:span><text:span text:style-name="T8"> <text:s text:c="7"/></text:span><text:span text:style-name="T6">return </text:span><text:span text:style-name="T8">self.type == </text:span><text:span text:style-name="T12">'A'</text:span><text:span text:style-name="T19"><text:line-break/><text:line-break/></text:span><text:span text:style-name="T12"> <text:s text:c="3"/></text:span><text:span text:style-name="T6">def </text:span><text:span text:style-name="T8">is_end(self) -&gt; bool:</text:span><text:span text:style-name="T19"><text:line-break/></text:span><text:span text:style-name="T8"> <text:s text:c="7"/></text:span><text:span text:style-name="T6">return </text:span><text:span text:style-name="T8">self.type == </text:span><text:span text:style-name="T12">'B'</text:span><text:span text:style-name="T19"><text:line-break/><text:line-break/></text:span><text:span text:style-name="T12"> <text:s text:c="3"/></text:span><text:span text:style-name="T6">def </text:span><text:span text:style-name="T8">neighbours(self, b: Building) -&gt; list[</text:span><text:span text:style-name="T12">'</text:span><text:span text:style-name="T14">Field</text:span><text:span text:style-name="T12">'</text:span><text:span text:style-name="T8">]:</text:span><text:span text:style-name="T19"><text:line-break/></text:span><text:span text:style-name="T8"> <text:s text:c="7"/>neighbours = []</text:span><text:span text:style-name="T19"><text:line-break/></text:span><text:span text:style-name="T8"> <text:s text:c="7"/></text:span><text:span text:style-name="T6">for </text:span><text:span text:style-name="T8">i </text:span><text:span text:style-name="T6">in </text:span><text:span text:style-name="T8">range(-</text:span><text:span text:style-name="T15">1</text:span><text:span text:style-name="T8">, </text:span><text:span text:style-name="T15">2</text:span><text:span text:style-name="T8">, </text:span><text:span text:style-name="T15">2</text:span><text:span text:style-name="T8">):</text:span><text:span text:style-name="T19"><text:line-break/></text:span><text:span text:style-name="T8"> <text:s text:c="11"/>p_0 = Position(self.p.x + i, self.p.y, self.p.z)</text:span><text:span text:style-name="T19"><text:line-break/></text:span><text:span text:style-name="T8"> <text:s text:c="11"/></text:span><text:span text:style-name="T6">if </text:span><text:span text:style-name="T8">b.is_available(p_0):</text:span><text:span text:style-name="T19"><text:line-break/></text:span><text:span text:style-name="T8"> <text:s text:c="15"/>neighbours.append(b.get_field(p_0))</text:span><text:span text:style-name="T19"><text:line-break/></text:span><text:span text:style-name="T8"> <text:s text:c="11"/>p_1 = Position(self.p.x, self.p.y + i, self.p.z)</text:span><text:span text:style-name="T19"><text:line-break/></text:span><text:span text:style-name="T8"> <text:s text:c="11"/></text:span><text:span text:style-name="T6">if </text:span><text:span text:style-name="T8">b.is_available(p_1):</text:span><text:span text:style-name="T19"><text:line-break/></text:span><text:span text:style-name="T8"> <text:s text:c="15"/>neighbours.append(b.get_field(p_1))</text:span><text:span text:style-name="T19"><text:line-break/></text:span><text:span text:style-name="T8"> <text:s text:c="7"/></text:span><text:span text:style-name="T6">return </text:span><text:span text:style-name="T8">neighbours</text:span><text:span text:style-name="T19"><text:line-break/><text:line-break/><text:line-break/></text:span><text:span text:style-name="T6">class </text:span><text:span text:style-name="T8">Action:</text:span><text:span text:style-name="T19"><text:line-break/><text:line-break/></text:span><text:span text:style-name="T8"> <text:s text:c="3"/></text:span><text:span text:style-name="T6">def </text:span><text:span text:style-name="T8">__init__(self, target: Field, origin: </text:span><text:span text:style-name="T12">'</text:span><text:span text:style-name="T14">Action</text:span><text:span text:style-name="T12">' </text:span><text:span text:style-name="T8">= </text:span><text:span text:style-name="T6">None</text:span><text:span text:style-name="T8">):</text:span><text:span text:style-name="T19"><text:line-break/></text:span><text:span text:style-name="T8"> <text:s text:c="7"/>self.target = target</text:span><text:span text:style-name="T19"><text:line-break/></text:span><text:span text:style-name="T8"> <text:s text:c="7"/>self.origin = origin</text:span><text:span text:style-name="T19"><text:line-break/><text:line-break/></text:span><text:span text:style-name="T8"> <text:s text:c="3"/></text:span><text:span text:style-name="T6">def </text:span><text:span text:style-name="T8">conquer(self, b: Building) -&gt; </text:span><text:span text:style-name="T6">None</text:span><text:span text:style-name="T8">:</text:span><text:span text:style-name="T19"><text:line-break/></text:span><text:span text:style-name="T8"> <text:s text:c="7"/>t = self.target <text:s/></text:span><text:span text:style-name="T17"># Shortcut</text:span><text:span text:style-name="T19"><text:line-break/></text:span><text:span text:style-name="T17"> <text:s text:c="7"/></text:span><text:span text:style-name="T6">for </text:span><text:span text:style-name="T8">f </text:span><text:span text:style-name="T6">in </text:span><text:span text:style-name="T8">t.neighbours(b):</text:span><text:span text:style-name="T19"><text:line-break/></text:span><text:span text:style-name="T8"> <text:s text:c="11"/>b.schedule[</text:span><text:span text:style-name="T15">0</text:span><text:span text:style-name="T8">].append(Action(f, origin=self))</text:span><text:span text:style-name="T19"><text:line-break/></text:span><text:span text:style-name="T8"> <text:s text:c="7"/>pos = Position(t.p.x, t.p.y, (</text:span><text:span text:style-name="T15">1</text:span><text:span text:style-name="T8">, </text:span><text:span text:style-name="T15">0</text:span><text:span text:style-name="T8">)[t.p.z])</text:span><text:span text:style-name="T19"><text:line-break/></text:span><text:span text:style-name="T8"> <text:s text:c="7"/></text:span><text:span text:style-name="T6">if </text:span><text:span text:style-name="T8">b.is_available(pos):</text:span><text:span text:style-name="T19"><text:line-break/></text:span><text:span text:style-name="T8"> <text:s text:c="11"/>f = b.get_field(pos)</text:span><text:span text:style-name="T19"><text:line-break/></text:span><text:span text:style-name="T8"> <text:s text:c="11"/>b.schedule[</text:span><text:span text:style-name="T15">2</text:span><text:span text:style-name="T8">].append(Action(f, origin=self))</text:span><text:span text:style-name="T19"><text:line-break/><text:line-break/></text:span><text:span text:style-name="T8"> <text:s text:c="3"/></text:span><text:span text:style-name="T6">def </text:span><text:span text:style-name="T8">get_action(self) -&gt; str:</text:span><text:span text:style-name="T19"><text:line-break/></text:span><text:span text:style-name="T8"> <text:s text:c="7"/>diff = self.target.p - self.origin.target.p</text:span><text:span text:style-name="T19"><text:line-break/></text:span><text:span text:style-name="T8"> <text:s text:c="7"/></text:span><text:span text:style-name="T6">if </text:span><text:span text:style-name="T8">diff.x &lt; </text:span><text:span text:style-name="T15">0</text:span><text:span text:style-name="T8">:</text:span><text:span text:style-name="T19"><text:line-break/></text:span><text:span text:style-name="T8"> <text:s text:c="11"/></text:span><text:span text:style-name="T6">return </text:span><text:span text:style-name="T12">'&lt;'</text:span><text:span text:style-name="T19"><text:line-break/></text:span><text:span text:style-name="T12"> <text:s text:c="7"/></text:span><text:span text:style-name="T6">if </text:span><text:span text:style-name="T8">diff.x &gt; </text:span><text:span text:style-name="T15">0</text:span><text:span text:style-name="T8">:</text:span><text:span text:style-name="T19"><text:line-break/></text:span><text:span text:style-name="T8"> <text:s text:c="11"/></text:span><text:span text:style-name="T6">return </text:span><text:span text:style-name="T12">'&gt;'</text:span><text:span text:style-name="T19"><text:line-break/></text:span><text:span text:style-name="T12"> <text:s text:c="7"/></text:span><text:span text:style-name="T6">if </text:span><text:span text:style-name="T8">diff.y &lt; </text:span><text:span text:style-name="T15">0</text:span><text:span text:style-name="T8">:</text:span><text:span text:style-name="T19"><text:line-break/></text:span><text:span text:style-name="T8"> <text:s text:c="11"/></text:span><text:span text:style-name="T6">return </text:span><text:span text:style-name="T12">'^'</text:span><text:span text:style-name="T19"><text:line-break/></text:span><text:span text:style-name="T12"> <text:s text:c="7"/></text:span><text:span text:style-name="T6">if </text:span><text:span text:style-name="T8">diff.y &gt; </text:span><text:span text:style-name="T15">0</text:span><text:span text:style-name="T8">:</text:span><text:span text:style-name="T19"><text:line-break/></text:span><text:span text:style-name="T8"> <text:s text:c="11"/></text:span><text:span text:style-name="T6">return </text:span><text:span text:style-name="T12">'v'</text:span><text:span text:style-name="T19"><text:line-break/></text:span><text:span text:style-name="T12"> <text:s text:c="7"/></text:span><text:span text:style-name="T6">if </text:span><text:span text:style-name="T8">diff.z != </text:span><text:span text:style-name="T15">0</text:span><text:span text:style-name="T8">:</text:span><text:span text:style-name="T19"><text:line-break/></text:span><text:span text:style-name="T8"> <text:s text:c="11"/></text:span><text:span text:style-name="T6">return </text:span><text:span text:style-name="T12">'!'</text:span><text:span text:style-name="T19"><text:line-break/><text:line-break/></text:span><text:span text:style-name="T12"> <text:s text:c="3"/></text:span><text:span text:style-name="T6">def </text:span><text:span text:style-name="T8">traceback(self) -&gt; str:</text:span><text:span text:style-name="T19"><text:line-break/></text:span><text:span text:style-name="T8"> <text:s text:c="7"/></text:span><text:span text:style-name="T6">if </text:span><text:span text:style-name="T8">self.target.is_start():</text:span><text:span text:style-name="T19"><text:line-break/></text:span><text:span text:style-name="T8"> <text:s text:c="11"/></text:span><text:span text:style-name="T6">return </text:span><text:span text:style-name="T12">''</text:span><text:span text:style-name="T19"><text:line-break/></text:span><text:span text:style-name="T12"> <text:s text:c="7"/></text:span><text:span text:style-name="T6">return </text:span><text:span text:style-name="T8">self.origin.traceback() + self.get_action()</text:span><text:span text:style-name="T19"><text:line-break/><text:line-break/></text:span><text:span text:style-name="T8"> <text:s text:c="3"/></text:span><text:span text:style-name="T6">def </text:span><text:span text:style-name="T8">get_runtime(self) -&gt; int:</text:span><text:span text:style-name="T19"><text:line-break/></text:span><text:span text:style-name="T8"> <text:s text:c="7"/>time = </text:span><text:span text:style-name="T15">0</text:span><text:span text:style-name="T19"><text:line-break/></text:span><text:span text:style-name="T15"> <text:s text:c="7"/></text:span><text:span text:style-name="T6">for </text:span><text:span text:style-name="T8">char </text:span><text:span text:style-name="T6">in </text:span><text:span text:style-name="T8">self.traceback():</text:span><text:span text:style-name="T19"><text:line-break/></text:span><text:span text:style-name="T8"> <text:s text:c="11"/></text:span><text:span text:style-name="T6">if </text:span><text:span text:style-name="T8">char == </text:span><text:span text:style-name="T12">'!'</text:span><text:span text:style-name="T8">:</text:span><text:span text:style-name="T19"><text:line-break/></text:span><text:span text:style-name="T8"> <text:s text:c="15"/>time += </text:span><text:span text:style-name="T15">3</text:span><text:span text:style-name="T19"><text:line-break/></text:span><text:span text:style-name="T15"> <text:s text:c="11"/></text:span><text:span text:style-name="T6">else</text:span><text:span text:style-name="T8">:</text:span><text:span text:style-name="T19"><text:line-break/></text:span><text:span text:style-name="T8"> <text:s text:c="15"/>time += </text:span><text:span text:style-name="T15">1</text:span><text:span text:style-name="T19"><text:line-break/></text:span><text:soft-page-break/><text:span text:style-name="T15"> <text:s text:c="7"/></text:span><text:span text:style-name="T6">return </text:span><text:span text:style-name="T8">time</text:span><text:lin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1965in" fo:margin-right="0in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6.2701in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1665in" fo:margin-bottom="0.0835in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51142"/>
    </style:style>
    <style:style style:name="MT2" style:family="text">
      <style:text-properties officeooo:rsid="001fbe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reference-ref text:reference-format="text" text:ref-name="Aufgabe">Aufgabe 3: Zauberschule</text:reference-ref><text:tab/><text:tab/><text:span text:style-name="MT1">Team</text:span><text:span text:style-name="MT2">-ID: </text:span><text:span text:style-name="MT1">00879</text:span></text:p>
      </style:header>
      <style:header-first>
        <text:p text:style-name="Header"/>
      </style:header-first>
      <style:footer>
        <text:p text:style-name="Footer"><text:tab/><text:page-number text:select-page="current">5</text:page-number>/<text:page-count>5</text:page-count></text:p>
      </style:footer>
      <style:footer-first>
        <text:p text:style-name="Footer"><text:tab/><text:page-number text:select-page="current">1</text:page-number>/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1:27:58.993571852</meta:creation-date>
    <meta:editing-duration>PT23M36S</meta:editing-duration>
    <meta:editing-cycles>6</meta:editing-cycles>
    <meta:generator>LibreOffice/7.3.7.2$Linux_X86_64 LibreOffice_project/30$Build-2</meta:generator>
    <dc:date>2023-11-19T09:38:15.879940171</dc:date>
    <meta:document-statistic meta:table-count="0" meta:image-count="0" meta:object-count="0" meta:page-count="5" meta:paragraph-count="21" meta:word-count="615" meta:character-count="5877" meta:non-whitespace-character-count="4111"/>
  </office:meta>
</office:document-meta>
</file>